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bf431" officeooo:paragraph-rsid="001bf431"/>
    </style:style>
    <style:style style:name="P2" style:family="paragraph" style:parent-style-name="Heading_20_3">
      <style:text-properties officeooo:rsid="001bf431" officeooo:paragraph-rsid="001bf431"/>
    </style:style>
    <style:style style:name="P3" style:family="paragraph" style:parent-style-name="Heading_20_4">
      <style:text-properties officeooo:rsid="001bf431" officeooo:paragraph-rsid="001bf431"/>
    </style:style>
    <style:style style:name="P4" style:family="paragraph" style:parent-style-name="Heading_20_4">
      <style:text-properties officeooo:paragraph-rsid="001bf431"/>
    </style:style>
    <style:style style:name="P5" style:family="paragraph" style:parent-style-name="Text_20_body">
      <style:text-properties officeooo:rsid="001bf431" officeooo:paragraph-rsid="001bf431"/>
    </style:style>
    <style:style style:name="P6" style:family="paragraph" style:parent-style-name="Text_20_body">
      <style:text-properties fo:font-weight="bold" officeooo:rsid="001bf431" officeooo:paragraph-rsid="001bf431" style:font-weight-asian="bold" style:font-weight-complex="bold"/>
    </style:style>
    <style:style style:name="T1" style:family="text">
      <style:text-properties officeooo:rsid="001bf4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guistics</text:h>
      <text:p text:style-name="Standard"/>
      <text:h text:style-name="P1" text:outline-level="2">Punctuation (English)</text:h>
      <text:p text:style-name="Standard">Periods `.` are omitted if a sentence ends with a parentheses or bracket.</text:p>
      <text:h text:style-name="P1" text:outline-level="2">Dialect (English)</text:h>
      <text:p text:style-name="Standard"/>
      <text:p text:style-name="Standard">Using US English, will sometimes spell words differently (like Colour or Encyclopædia, but normally only done out of display)</text:p>
      <text:p text:style-name="Standard"/>
      <text:h text:style-name="P1" text:outline-level="2">Cultural (multi-lingual)</text:h>
      <text:p text:style-name="Standard"/>
      <text:p text:style-name="Standard">Rarely uses Faux Cyrillic, only used when referencing a topic that already uses it.</text:p>
      <text:p text:style-name="Standard"/>
      <text:p text:style-name="Standard">Does Traditional Chinese translations before Simplified Chinese translations out of respect for old Chinese traditions</text:p>
      <text:p text:style-name="Standard"/>
      <text:p text:style-name="Standard">North Korean language supported alongside South Korean, in preparation for the possible future reunification of Korea</text:p>
      <text:p text:style-name="Standard"/>
      <text:p text:style-name="Standard">Must use at least 1 Asian character or Korean Symbol per month</text:p>
      <text:p text:style-name="Standard"/>
      <text:h text:style-name="P2" text:outline-level="3">Known languages (list)</text:h>
      <text:h text:style-name="P3" text:outline-level="4">KL:A</text:h>
      <text:p text:style-name="P5">Arabic</text:p>
      <text:p text:style-name="P5">Armenian</text:p>
      <text:p text:style-name="P5">Albanian</text:p>
      <text:p text:style-name="P5">Amharic</text:p>
      <text:p text:style-name="P5">Azerbaijani</text:p>
      <text:p text:style-name="P5">etc.</text:p>
      <text:h text:style-name="P3" text:outline-level="4">KL:B</text:h>
      <text:p text:style-name="P5">Bulgarian</text:p>
      <text:p text:style-name="P5">Belarusian</text:p>
      <text:h text:style-name="P3" text:outline-level="4"><text:soft-page-break/>KL:C</text:h>
      <text:p text:style-name="P5">Chinese (Traditional)</text:p>
      <text:p text:style-name="P5">Chinese (Simplified)</text:p>
      <text:p text:style-name="P5">Czech</text:p>
      <text:p text:style-name="P5">Corsican</text:p>
      <text:p text:style-name="P5">Croatian</text:p>
      <text:p text:style-name="P5">Cebuano</text:p>
      <text:h text:style-name="P3" text:outline-level="4">KL:D</text:h>
      <text:p text:style-name="P5">Danish</text:p>
      <text:p text:style-name="P5">Dutch</text:p>
      <text:h text:style-name="P3" text:outline-level="4">KL:E</text:h>
      <text:p text:style-name="P5">English (US) (UK) etc.</text:p>
      <text:p text:style-name="P5">Estonian</text:p>
      <text:p text:style-name="P5">Esperanto</text:p>
      <text:h text:style-name="P3" text:outline-level="4">KL:F</text:h>
      <text:p text:style-name="P5">French</text:p>
      <text:p text:style-name="P5">Frisian</text:p>
      <text:p text:style-name="P5">Filipino</text:p>
      <text:h text:style-name="P3" text:outline-level="4">KL:G</text:h>
      <text:p text:style-name="P5">German</text:p>
      <text:p text:style-name="P5">Greek</text:p>
      <text:p text:style-name="P5">Georgian</text:p>
      <text:p text:style-name="P5">Gujarati</text:p>
      <text:h text:style-name="P3" text:outline-level="4">KL:H</text:h>
      <text:p text:style-name="P5">Hungarian</text:p>
      <text:p text:style-name="P5">Hawaiian</text:p>
      <text:p text:style-name="P5">Hmong</text:p>
      <text:p text:style-name="P5">Haitian Creole</text:p>
      <text:h text:style-name="P3" text:outline-level="4"><text:soft-page-break/>KL:I</text:h>
      <text:p text:style-name="P5">Italian</text:p>
      <text:p text:style-name="P5">Igbo</text:p>
      <text:p text:style-name="P5">Indonesian</text:p>
      <text:p text:style-name="P5">Icelandic</text:p>
      <text:h text:style-name="P3" text:outline-level="4">KL:J</text:h>
      <text:p text:style-name="P5">Japanese</text:p>
      <text:p text:style-name="P5">Javanese</text:p>
      <text:p text:style-name="P5">Java (also the programming language)</text:p>
      <text:h text:style-name="P4" text:outline-level="4"><text:span text:style-name="T1">KL:K</text:span></text:h>
      <text:p text:style-name="P5">Korean (South)</text:p>
      <text:p text:style-name="P5">Korean (North)</text:p>
      <text:p text:style-name="P5">Kurdish</text:p>
      <text:h text:style-name="P3" text:outline-level="4">KL:L</text:h>
      <text:p text:style-name="P5">Latin</text:p>
      <text:p text:style-name="P5">Lithuanian</text:p>
      <text:p text:style-name="P5">Luxembourgish</text:p>
      <text:p text:style-name="P5">Laos</text:p>
      <text:h text:style-name="P3" text:outline-level="4">KL:M</text:h>
      <text:p text:style-name="P5">Mongolian (Ancient)</text:p>
      <text:p text:style-name="P5">Mongolian (Cyrillic)</text:p>
      <text:p text:style-name="P5">Malay</text:p>
      <text:p text:style-name="P5">Malayalam</text:p>
      <text:p text:style-name="P5">Maltese</text:p>
      <text:h text:style-name="P3" text:outline-level="4">KL:N</text:h>
      <text:p text:style-name="P5">Norwegian</text:p>
      <text:p text:style-name="P5">Nepal</text:p>
      <text:h text:style-name="P3" text:outline-level="4"><text:soft-page-break/>KL:O</text:h>
      <text:p text:style-name="P5">Odia</text:p>
      <text:h text:style-name="P3" text:outline-level="4">KL:P</text:h>
      <text:p text:style-name="P5">Pashto</text:p>
      <text:p text:style-name="P5">Persian</text:p>
      <text:p text:style-name="P5">Punjabi</text:p>
      <text:p text:style-name="P5">Portuguese</text:p>
      <text:h text:style-name="P3" text:outline-level="4">KL:Q</text:h>
      <text:p text:style-name="P5">None</text:p>
      <text:h text:style-name="P3" text:outline-level="4">KL:R</text:h>
      <text:p text:style-name="P5">Russian</text:p>
      <text:h text:style-name="P3" text:outline-level="4">KL:S</text:h>
      <text:p text:style-name="P5">Spanish</text:p>
      <text:p text:style-name="P5">Sundanese</text:p>
      <text:p text:style-name="P5">Serbian</text:p>
      <text:p text:style-name="P5">Sanskrit</text:p>
      <text:p text:style-name="P5">Swedish</text:p>
      <text:p text:style-name="P5">Swahili</text:p>
      <text:h text:style-name="P3" text:outline-level="4">KL:T</text:h>
      <text:p text:style-name="P5">Turkish</text:p>
      <text:p text:style-name="P5">Turkmen</text:p>
      <text:p text:style-name="P5">Telugu</text:p>
      <text:p text:style-name="P5">Thai</text:p>
      <text:h text:style-name="P4" text:outline-level="4"><text:span text:style-name="T1">KL:U</text:span></text:h>
      <text:p text:style-name="P5">Ukrainian</text:p>
      <text:p text:style-name="P5">Uzbek</text:p>
      <text:p text:style-name="P5">Urdu</text:p>
      <text:p text:style-name="P5">Uyghur</text:p>
      <text:h text:style-name="P3" text:outline-level="4"><text:soft-page-break/>KL:V</text:h>
      <text:p text:style-name="P5">Vietnamese</text:p>
      <text:h text:style-name="P3" text:outline-level="4">KL:W</text:h>
      <text:p text:style-name="P5">Welsh</text:p>
      <text:h text:style-name="P3" text:outline-level="4">KL:X</text:h>
      <text:p text:style-name="P5">Xhosa</text:p>
      <text:h text:style-name="P3" text:outline-level="4">KL:Y</text:h>
      <text:p text:style-name="P5">Yiddish</text:p>
      <text:p text:style-name="P5">Yoruba</text:p>
      <text:h text:style-name="P3" text:outline-level="4">KL:Z</text:h>
      <text:p text:style-name="P5">Zulu</text:p>
      <text:p text:style-name="P6">this list is highly incomplet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7:10:29.317635824</meta:creation-date>
    <dc:date>2021-06-03T17:19:11.675660688</dc:date>
    <meta:editing-duration>PT8M42S</meta:editing-duration>
    <meta:editing-cycles>1</meta:editing-cycles>
    <meta:document-statistic meta:table-count="0" meta:image-count="0" meta:object-count="0" meta:page-count="5" meta:paragraph-count="116" meta:word-count="222" meta:character-count="1471" meta:non-whitespace-character-count="1365"/>
    <meta:generator>LibreOffice/6.4.2.2$Linux_X86_64 LibreOffice_project/40$Build-2</meta:generator>
  </office:meta>
</office:document-meta>
</file>